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M Sans" svg:font-family="'DM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4.099cm" style:rel-column-width="15802*"/>
    </style:style>
    <style:style style:name="Tabla1.B" style:family="table-column">
      <style:table-column-properties style:column-width="4.401cm" style:rel-column-width="16965*"/>
    </style:style>
    <style:style style:name="Tabla1.C" style:family="table-column">
      <style:table-column-properties style:column-width="4.249cm" style:rel-column-width="16380*"/>
    </style:style>
    <style:style style:name="Tabla1.D" style:family="table-column">
      <style:table-column-properties style:column-width="4.251cm" style:rel-column-width="16388*"/>
    </style:style>
    <style:style style:name="Tabla1.A1" style:family="table-cell">
      <style:table-cell-properties fo:background-color="#4f82b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4f82ba" fo:padding="0.097cm" fo:border="0.05pt solid #000000">
        <style:background-image/>
      </style:table-cell-properties>
    </style:style>
    <style:style style:name="Tabla1.A2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O-normal">
      <style:text-properties style:font-name="Arial1" officeooo:paragraph-rsid="0013f3f9"/>
    </style:style>
    <style:style style:name="P2" style:family="paragraph" style:parent-style-name="LO-normal">
      <style:text-properties style:font-name="Arial1" officeooo:paragraph-rsid="0013f3f9" style:font-name-asian="DM Sans" style:font-name-complex="DM Sans"/>
    </style:style>
    <style:style style:name="P3" style:family="paragraph" style:parent-style-name="LO-normal">
      <style:text-properties style:font-name="Arial1" style:text-underline-style="solid" style:text-underline-width="auto" style:text-underline-color="font-color" officeooo:paragraph-rsid="0013f3f9" style:font-name-asian="DM Sans" style:font-name-complex="DM Sans"/>
    </style:style>
    <style:style style:name="P4" style:family="paragraph" style:parent-style-name="LO-normal">
      <style:text-properties style:font-name="Arial1" style:text-underline-style="solid" style:text-underline-width="auto" style:text-underline-color="font-color" officeooo:paragraph-rsid="001618eb" style:font-name-asian="DM Sans" style:font-name-complex="DM Sans"/>
    </style:style>
    <style:style style:name="P5" style:family="paragraph" style:parent-style-name="LO-normal">
      <style:text-properties style:font-name="Arial1" style:text-underline-style="solid" style:text-underline-width="auto" style:text-underline-color="font-color" officeooo:rsid="001618eb" officeooo:paragraph-rsid="001618eb" style:font-name-asian="DM Sans" style:font-name-complex="DM Sans"/>
    </style:style>
    <style:style style:name="P6" style:family="paragraph" style:parent-style-name="Standard">
      <style:paragraph-properties fo:text-align="start" style:justify-single-word="false"/>
      <style:text-properties style:font-name="Arial1" fo:font-size="11pt" style:font-name-asian="Calibri1" style:font-size-asian="11pt" style:font-name-complex="Calibri1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mbria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weight-complex="bold" style:text-emphasize="none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text-emphasize="none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ambria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weight-complex="bold" style:text-emphasize="none"/>
    </style:style>
    <style:style style:name="P12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Cambria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text-emphasize="none"/>
    </style:style>
    <style:style style:name="P13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Cambria" fo:font-size="11pt" fo:font-style="normal" fo:text-shadow="none" style:text-underline-style="none" fo:font-weight="normal" officeooo:rsid="0014f6d1" officeooo:paragraph-rsid="0014f6d1" style:font-name-asian="Calibri1" style:font-size-asian="11pt" style:font-style-asian="normal" style:font-weight-asian="normal" style:font-name-complex="Calibri1" style:font-size-complex="11pt" style:text-emphasize="none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11pt" officeooo:rsid="0013f3f9" officeooo:paragraph-rsid="0013f3f9" style:font-name-asian="Calibri1" style:font-size-asian="11pt" style:font-name-complex="Calibri1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11pt" officeooo:rsid="0014a51c" officeooo:paragraph-rsid="0014a51c" style:font-name-asian="Calibri1" style:font-size-asian="11pt" style:font-name-complex="Calibri1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2pt" fo:font-weight="bold" officeooo:rsid="0013f3f9" officeooo:paragraph-rsid="0013f3f9" fo:background-color="transparent" style:font-name-asian="Calibri1" style:font-size-asian="12pt" style:font-weight-asian="bold" style:font-name-complex="Calibri1" style:font-size-complex="12pt" style:font-weight-complex="bold"/>
    </style:style>
    <style:style style:name="P17" style:family="paragraph" style:parent-style-name="LO-normal" style:master-page-name="Standard">
      <style:paragraph-properties fo:text-align="center" style:justify-single-word="false" style:page-number="1"/>
      <style:text-properties style:font-name="Arial1" fo:font-size="15pt" style:text-underline-style="solid" style:text-underline-width="auto" style:text-underline-color="font-color" fo:font-weight="bold" officeooo:paragraph-rsid="0013f3f9" style:font-name-asian="DM Sans" style:font-size-asian="15pt" style:font-weight-asian="bold" style:font-name-complex="DM Sans" style:font-size-complex="15pt"/>
    </style:style>
    <style:style style:name="P18" style:family="paragraph" style:parent-style-name="LO-normal">
      <style:text-properties style:font-name="Arial1" style:text-underline-style="solid" style:text-underline-width="auto" style:text-underline-color="font-color" officeooo:rsid="001618eb" officeooo:paragraph-rsid="001618eb" style:font-name-asian="DM Sans" style:font-name-complex="DM Sans"/>
    </style:style>
    <style:style style:name="P19" style:family="paragraph" style:parent-style-name="LO-normal">
      <style:text-properties officeooo:rsid="001cb038" officeooo:paragraph-rsid="001cb038"/>
    </style:style>
    <style:style style:name="P20" style:family="paragraph" style:parent-style-name="LO-normal">
      <style:text-properties style:use-window-font-color="true" loext:opacity="0%" style:font-name="Arial1" fo:font-size="11pt" fo:language="es" fo:country="ES" style:text-underline-style="solid" style:text-underline-width="auto" style:text-underline-color="font-color" officeooo:rsid="001cb038" officeooo:paragraph-rsid="001cb038" style:letter-kerning="false" style:font-name-asian="DM Sans" style:font-size-asian="11pt" style:language-asian="zh" style:country-asian="CN" style:font-name-complex="DM Sans" style:font-size-complex="11pt" style:language-complex="hi" style:country-complex="IN"/>
    </style:style>
    <style:style style:name="P21" style:family="paragraph" style:parent-style-name="LO-normal">
      <style:text-properties style:use-window-font-color="true" loext:opacity="0%" style:font-name="Arial1" fo:font-size="11pt" fo:language="es" fo:country="ES" style:text-underline-style="none" officeooo:rsid="001cce28" officeooo:paragraph-rsid="001cce28" style:letter-kerning="false" style:font-name-asian="DM Sans" style:font-size-asian="11pt" style:language-asian="zh" style:country-asian="CN" style:font-name-complex="DM Sans" style:font-size-complex="11pt" style:language-complex="hi" style:country-complex="IN"/>
    </style:style>
    <style:style style:name="P22" style:family="paragraph" style:parent-style-name="LO-normal">
      <style:text-properties officeooo:paragraph-rsid="001cb038"/>
    </style:style>
    <style:style style:name="P23" style:family="paragraph" style:parent-style-name="LO-normal">
      <style:text-properties officeooo:paragraph-rsid="001eb84e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name-asian="DM Sans" style:font-name-complex="DM Sans"/>
    </style:style>
    <style:style style:name="T2" style:family="text">
      <style:text-properties fo:color="#000000" loext:opacity="100%" style:text-outline="false" style:text-line-through-style="none" style:text-line-through-type="none" style:font-name="Cambria" fo:font-style="normal" fo:text-shadow="none" style:text-underline-style="none" style:font-style-asian="normal" style:text-emphasize="none"/>
    </style:style>
    <style:style style:name="T3" style:family="text">
      <style:text-properties fo:color="#000000" loext:opacity="100%" style:text-outline="false" style:text-line-through-style="none" style:text-line-through-type="none" style:font-name="Cambria" fo:font-style="normal" fo:text-shadow="none" style:text-underline-style="none" officeooo:rsid="0013f3f9" style:font-style-asian="normal" style:text-emphasize="none"/>
    </style:style>
    <style:style style:name="T4" style:family="text">
      <style:text-properties style:text-underline-style="none" style:font-name-asian="DM Sans" style:font-name-complex="DM Sans"/>
    </style:style>
    <style:style style:name="T5" style:family="text">
      <style:text-properties style:text-underline-style="none" officeooo:rsid="0013f3f9" style:font-name-asian="DM Sans" style:font-name-complex="DM Sans"/>
    </style:style>
    <style:style style:name="T6" style:family="text">
      <style:text-properties style:text-underline-style="none" fo:font-weight="normal" style:font-name-asian="DM Sans" style:font-weight-asian="normal" style:font-name-complex="DM Sans" style:font-weight-complex="normal"/>
    </style:style>
    <style:style style:name="T7" style:family="text">
      <style:text-properties style:text-underline-style="solid" style:text-underline-width="auto" style:text-underline-color="font-color" style:font-name-asian="DM Sans" style:font-name-complex="DM Sans"/>
    </style:style>
    <style:style style:name="T8" style:family="text">
      <style:text-properties style:text-outline="false" style:text-line-through-style="none" style:text-line-through-type="none" style:font-name="Cambria" fo:font-size="11pt" fo:font-style="normal" fo:text-shadow="none" style:text-underline-style="none" style:font-name-asian="Calibri1" style:font-size-asian="11pt" style:font-style-asian="normal" style:font-name-complex="Calibri1" style:font-size-complex="11pt" style:text-emphasize="none"/>
    </style:style>
    <style:style style:name="T9" style:family="text">
      <style:text-properties style:text-outline="false" style:text-line-through-style="none" style:text-line-through-type="none" style:font-name="Cambria" fo:font-size="11pt" fo:font-style="normal" fo:text-shadow="none" style:text-underline-style="none" officeooo:rsid="0013f3f9" style:font-name-asian="Calibri1" style:font-size-asian="11pt" style:font-style-asian="normal" style:font-name-complex="Calibri1" style:font-size-complex="11pt" style:text-emphasize="none"/>
    </style:style>
    <style:style style:name="T10" style:family="text">
      <style:text-properties style:text-outline="false" style:text-line-through-style="none" style:text-line-through-type="none" style:font-name="Cambria" fo:font-style="normal" fo:text-shadow="none" style:text-underline-style="none" style:font-style-asian="normal" style:text-emphasize="none"/>
    </style:style>
    <style:style style:name="T11" style:family="text">
      <style:text-properties style:text-outline="false" style:text-line-through-style="none" style:text-line-through-type="none" style:font-name="Cambria" fo:font-style="normal" fo:text-shadow="none" style:text-underline-style="none" officeooo:rsid="0013f3f9" style:font-style-asian="normal" style:text-emphasize="none"/>
    </style:style>
    <style:style style:name="T12" style:family="text">
      <style:text-properties officeooo:rsid="001618eb"/>
    </style:style>
    <style:style style:name="T13" style:family="text">
      <style:text-properties style:font-name="Arial1" style:text-underline-style="none" officeooo:rsid="001cb038" style:font-name-asian="DM Sans" style:font-name-complex="DM Sans"/>
    </style:style>
    <style:style style:name="T14" style:family="text">
      <style:text-properties style:use-window-font-color="true" loext:opacity="0%" style:font-name="Arial1" fo:font-size="11pt" fo:language="es" fo:country="ES" style:text-underline-style="none" style:letter-kerning="false" style:font-name-asian="DM Sans" style:font-size-asian="11pt" style:language-asian="zh" style:country-asian="CN" style:font-name-complex="DM Sans" style:font-size-complex="11pt" style:language-complex="hi" style:country-complex="IN"/>
    </style:style>
    <style:style style:name="T15" style:family="text">
      <style:text-properties style:use-window-font-color="true" loext:opacity="0%" style:font-name="Arial1" fo:font-size="11pt" fo:language="es" fo:country="ES" style:text-underline-style="none" officeooo:rsid="001cb038" style:letter-kerning="false" style:font-name-asian="DM Sans" style:font-size-asian="11pt" style:language-asian="zh" style:country-asian="CN" style:font-name-complex="DM Sans" style:font-size-complex="11pt" style:language-complex="hi" style:country-complex="IN"/>
    </style:style>
    <style:style style:name="T16" style:family="text">
      <style:text-properties style:use-window-font-color="true" loext:opacity="0%" style:font-name="Arial1" fo:font-size="11pt" fo:language="es" fo:country="ES" style:text-underline-style="none" officeooo:rsid="001cce28" style:letter-kerning="false" style:font-name-asian="DM Sans" style:font-size-asian="11pt" style:language-asian="zh" style:country-asian="CN" style:font-name-complex="DM Sans" style:font-size-complex="11pt" style:language-complex="hi" style:country-complex="IN"/>
    </style:style>
    <style:style style:name="T17" style:family="text">
      <style:text-properties style:use-window-font-color="true" loext:opacity="0%" style:font-name="Arial1" fo:font-size="11pt" fo:language="es" fo:country="ES" style:text-underline-style="none" officeooo:rsid="001eb84e" style:letter-kerning="false" style:font-name-asian="DM Sans" style:font-size-asian="11pt" style:language-asian="zh" style:country-asian="CN" style:font-name-complex="DM Sans" style:font-size-complex="11pt" style:language-complex="hi" style:country-complex="IN"/>
    </style:style>
    <style:style style:name="T18" style:family="text">
      <style:text-properties officeooo:rsid="001eb84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REPORTE DE PRUEBAS</text:p>
      <text:p text:style-name="P3"/>
      <text:p text:style-name="P1"><text:span text:style-name="T7">Fecha:</text:span><text:span text:style-name="T4"> </text:span><text:span text:style-name="T5">25</text:span><text:span text:style-name="T4">/Feb/23</text:span></text:p>
      <text:p text:style-name="P1"><text:span text:style-name="T7">Proyecto:</text:span><text:span text:style-name="T4"> </text:span><text:span text:style-name="T1">Reporte</text:span><text:span text:style-name="T4"> </text:span></text:p>
      <text:p text:style-name="P1"><text:span text:style-name="T7">Tester: </text:span><text:span text:style-name="T4"><text:s/></text:span><text:span text:style-name="T6">Espindola Adrian Marcelo</text:span></text:p>
      <text:p text:style-name="P2"/>
      <text:p text:style-name="P3">Casos de prueba ejecutados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6">ID</text:p>
          </table:table-cell>
          <table:table-cell table:style-name="Tabla1.A1" office:value-type="string">
            <text:p text:style-name="P16">Nombre</text:p>
          </table:table-cell>
          <table:table-cell table:style-name="Tabla1.A1" office:value-type="string">
            <text:p text:style-name="P16">Prioridad</text:p>
          </table:table-cell>
          <table:table-cell table:style-name="Tabla1.D1" office:value-type="string">
            <text:p text:style-name="P16">Estado</text:p>
          </table:table-cell>
        </table:table-row>
        <table:table-row>
          <table:table-cell table:style-name="Tabla1.A2" office:value-type="string">
            <text:p text:style-name="P9">CP-Log-01</text:p>
            <text:p text:style-name="P7"/>
          </table:table-cell>
          <table:table-cell table:style-name="Tabla1.B2" office:value-type="string">
            <text:p text:style-name="P10">Ingresar cuenta</text:p>
            <text:p text:style-name="P6"/>
          </table:table-cell>
          <table:table-cell table:style-name="Tabla1.C10" office:value-type="string">
            <text:p text:style-name="P14">Media</text:p>
          </table:table-cell>
          <table:table-cell table:style-name="Tabla1.D2" office:value-type="string">
            <text:p text:style-name="P15">Falla</text:p>
          </table:table-cell>
        </table:table-row>
        <table:table-row>
          <table:table-cell table:style-name="Tabla1.A2" office:value-type="string">
            <text:p text:style-name="P7"><text:span text:style-name="T2">CP-Log-0</text:span><text:span text:style-name="T3">2</text:span></text:p>
            <text:p text:style-name="P7"/>
          </table:table-cell>
          <table:table-cell table:style-name="Tabla1.B3" office:value-type="string">
            <text:p text:style-name="P10">Consultar favoritos</text:p>
            <text:p text:style-name="P6"/>
          </table:table-cell>
          <table:table-cell table:style-name="Tabla1.C10" office:value-type="string">
            <text:p text:style-name="P14">Media</text:p>
          </table:table-cell>
          <table:table-cell table:style-name="Tabla1.D3" office:value-type="string">
            <text:p text:style-name="P14">Paso</text:p>
          </table:table-cell>
        </table:table-row>
        <table:table-row>
          <table:table-cell table:style-name="Tabla1.A2" office:value-type="string">
            <text:p text:style-name="P7"><text:span text:style-name="T2">CP-Log-0</text:span><text:span text:style-name="T3">3</text:span></text:p>
            <text:p text:style-name="P7"/>
          </table:table-cell>
          <table:table-cell table:style-name="Tabla1.B4" office:value-type="string">
            <text:p text:style-name="P10">Consulta Carrito</text:p>
            <text:p text:style-name="P6"/>
          </table:table-cell>
          <table:table-cell table:style-name="Tabla1.C10" office:value-type="string">
            <text:p text:style-name="P14">Alta</text:p>
          </table:table-cell>
          <table:table-cell table:style-name="Tabla1.D4" office:value-type="string">
            <text:p text:style-name="P14">Paso</text:p>
          </table:table-cell>
        </table:table-row>
        <table:table-row>
          <table:table-cell table:style-name="Tabla1.A2" office:value-type="string">
            <text:p text:style-name="P11">Cp-Cart-01</text:p>
            <text:p text:style-name="P7"/>
          </table:table-cell>
          <table:table-cell table:style-name="Tabla1.B5" office:value-type="string">
            <text:p text:style-name="P12">Ver Carrito</text:p>
            <text:p text:style-name="P6"/>
          </table:table-cell>
          <table:table-cell table:style-name="Tabla1.C10" office:value-type="string">
            <text:p text:style-name="P14">Media</text:p>
          </table:table-cell>
          <table:table-cell table:style-name="Tabla1.D5" office:value-type="string">
            <text:p text:style-name="P15">Falla</text:p>
          </table:table-cell>
        </table:table-row>
        <table:table-row>
          <table:table-cell table:style-name="Tabla1.A2" office:value-type="string">
            <text:p text:style-name="P8"><text:span text:style-name="T8">Cp-Cart-0</text:span><text:span text:style-name="T9">2</text:span></text:p>
            <text:p text:style-name="P7"/>
          </table:table-cell>
          <table:table-cell table:style-name="Tabla1.B6" office:value-type="string">
            <text:p text:style-name="P13">Cantidad Items</text:p>
            <text:p text:style-name="Standard"/>
          </table:table-cell>
          <table:table-cell table:style-name="Tabla1.C10" office:value-type="string">
            <text:p text:style-name="P14">Bajo</text:p>
          </table:table-cell>
          <table:table-cell table:style-name="Tabla1.D6" office:value-type="string">
            <text:p text:style-name="P15">Falla</text:p>
          </table:table-cell>
        </table:table-row>
        <table:table-row>
          <table:table-cell table:style-name="Tabla1.A2" office:value-type="string">
            <text:p text:style-name="P7"><text:span text:style-name="T10">Cp-Cart-0</text:span><text:span text:style-name="T11">3</text:span></text:p>
            <text:p text:style-name="P7"/>
          </table:table-cell>
          <table:table-cell table:style-name="Tabla1.B7" office:value-type="string">
            <text:p text:style-name="P13">Detalle en carrito</text:p>
            <text:p text:style-name="P6"/>
          </table:table-cell>
          <table:table-cell table:style-name="Tabla1.C10" office:value-type="string">
            <text:p text:style-name="P14">Alta</text:p>
          </table:table-cell>
          <table:table-cell table:style-name="Tabla1.D7" office:value-type="string">
            <text:p text:style-name="P14">Paso</text:p>
          </table:table-cell>
        </table:table-row>
        <table:table-row>
          <table:table-cell table:style-name="Tabla1.A2" office:value-type="string">
            <text:p text:style-name="P11">Cp-Search-01</text:p>
            <text:p text:style-name="P7"/>
          </table:table-cell>
          <table:table-cell table:style-name="Tabla1.B8" office:value-type="string">
            <text:p text:style-name="P12">Búsqueda numeras</text:p>
            <text:p text:style-name="P6"/>
          </table:table-cell>
          <table:table-cell table:style-name="Tabla1.C10" office:value-type="string">
            <text:p text:style-name="P14">Media</text:p>
          </table:table-cell>
          <table:table-cell table:style-name="Tabla1.D8" office:value-type="string">
            <text:p text:style-name="P14">Paso</text:p>
          </table:table-cell>
        </table:table-row>
        <table:table-row>
          <table:table-cell table:style-name="Tabla1.A2" office:value-type="string">
            <text:p text:style-name="P7"><text:span text:style-name="T10">Cp-Search-0</text:span><text:span text:style-name="T11">2</text:span></text:p>
            <text:p text:style-name="P7"/>
          </table:table-cell>
          <table:table-cell table:style-name="Tabla1.B9" office:value-type="string">
            <text:p text:style-name="P12">Búsqueda libro</text:p>
            <text:p text:style-name="P6"/>
          </table:table-cell>
          <table:table-cell table:style-name="Tabla1.C10" office:value-type="string">
            <text:p text:style-name="P14">alta</text:p>
          </table:table-cell>
          <table:table-cell table:style-name="Tabla1.D9" office:value-type="string">
            <text:p text:style-name="P14">Paso</text:p>
          </table:table-cell>
        </table:table-row>
        <table:table-row>
          <table:table-cell table:style-name="Tabla1.A2" office:value-type="string">
            <text:p text:style-name="P7"><text:span text:style-name="T10">Cp-Search-0</text:span><text:span text:style-name="T11">3</text:span></text:p>
            <text:p text:style-name="P7"/>
          </table:table-cell>
          <table:table-cell table:style-name="Tabla1.B10" office:value-type="string">
            <text:p text:style-name="P12">Búsqueda pelota</text:p>
            <text:p text:style-name="P6"/>
          </table:table-cell>
          <table:table-cell table:style-name="Tabla1.C10" office:value-type="string">
            <text:p text:style-name="P14">Media</text:p>
          </table:table-cell>
          <table:table-cell table:style-name="Tabla1.D10" office:value-type="string">
            <text:p text:style-name="P14">Paso</text:p>
          </table:table-cell>
        </table:table-row>
      </table:table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2">Grafic</text:span>os:<draw:frame draw:style-name="fr1" draw:name="Objeto1" text:anchor-type="char" svg:x="3.089cm" svg:y="0.185cm" svg:width="13.42cm" svg:height="7.0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Objeto2" text:anchor-type="char" svg:x="2.752cm" svg:y="-0.143cm" svg:width="14.443cm" svg:height="7.59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Objeto3" text:anchor-type="char" svg:x="1.803cm" svg:y="0.176cm" svg:width="15.815cm" svg:height="8.73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<text:soft-page-break/></text:p>
      <text:p text:style-name="P20"><draw:frame draw:style-name="fr1" draw:name="Objeto4" text:anchor-type="char" svg:x="0.766cm" svg:y="0.102cm" svg:width="16cm" svg:height="8.999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20"><draw:frame draw:style-name="fr1" draw:name="Objeto5" text:anchor-type="char" svg:x="0.501cm" svg:y="8.156cm" svg:width="15.554cm" svg:height="8.749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Conclusion:</text:p>
      <text:p text:style-name="P22"><text:span text:style-name="T13">Como r</text:span><text:span text:style-name="T15">esultado de haber realizado las pruebas sobre el e-commerce podemos observar que tiene varios defectos UX/UI que no afectan al objetivo primordial del mismo, pero que pueden resultar </text:span><text:span text:style-name="T16">incómodos</text:span><text:span text:style-name="T15"> o molestos para los usuarios que </text:span><text:span text:style-name="T16">interactúan</text:span><text:span text:style-name="T15"> con la web.</text:span></text:p>
      <text:p text:style-name="P19"><text:span text:style-name="T14">Como se muestra en el grafico, verificamos que hay ajustes por realizar en la pagina, hay un predominio de resultados positivos con un 66,67% . </text:span></text:p>
      <text:p text:style-name="P21">De las pruebas realizadas solo se encontró un 11% de casos negativos, el cual solo tenían prioridad media </text:p>
      <text:p text:style-name="P23"><text:span text:style-name="T17">El 67% de las fallas que se encontraron tienen una prioridad media, mientras que el 33% restante son de prioridad baja</text:span>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M Sans" svg:font-family="'DM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O-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4T01:20:38.687000000</meta:creation-date>
    <dc:date>2023-02-24T02:53:10.462000000</dc:date>
    <meta:editing-duration>PT47M15S</meta:editing-duration>
    <meta:editing-cycles>10</meta:editing-cycles>
    <meta:generator>LibreOffice/7.0.1.2$Windows_X86_64 LibreOffice_project/7cbcfc562f6eb6708b5ff7d7397325de9e764452</meta:generator>
    <meta:document-statistic meta:table-count="1" meta:image-count="0" meta:object-count="5" meta:page-count="3" meta:paragraph-count="51" meta:word-count="171" meta:character-count="1089" meta:non-whitespace-character-count="96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1" number:language="es" number:country="AR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rial Black'" style:font-style-name="Normal" fo:font-size="14pt" fo:font-weight="900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Arial" style:font-style-name="Normal" fo:font-size="12pt" style:font-size-asian="10pt" style:font-size-complex="10pt"/>
    </style:style>
    <style:style style:name="ch4" style:family="chart">
      <style:chart-properties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10011">
      <style:chart-properties chart:link-data-style-to-source="false" chart:data-label-number="percentage" chart:data-label-text="false" chart:data-label-symbol="false" chart:label-position="center"/>
      <style:graphic-properties draw:stroke="none" draw:fill-color="#00a933" fo:wrap-option="wrap" dr3d:edge-rounding="5%"/>
      <style:text-properties fo:font-family="Arial" style:font-style-name="Negrita" fo:font-size="10pt" fo:font-weight="bold" style:font-size-asian="10pt" style:font-size-complex="10pt"/>
    </style:style>
    <style:style style:name="ch9" style:family="chart">
      <style:chart-properties chart:solid-type="cuboid"/>
      <style:graphic-properties draw:fill-color="#77bc65"/>
      <style:text-properties fo:font-family="'Arial Black'" style:font-style-name="Normal" fo:font-weight="900"/>
    </style:style>
    <style:style style:name="ch10" style:family="chart">
      <style:chart-properties chart:solid-type="cuboid"/>
      <style:graphic-properties draw:fill-color="#ff4000"/>
      <style:text-properties fo:font-family="'Arial Black'" style:font-style-name="Normal" fo:font-weight="9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19cm" svg:height="7.057cm" xlink:href="." xlink:type="simple" chart:class="chart:circle" chart:style-name="ch1">
        <chart:title svg:x="4.518cm" svg:y="0.127cm" chart:style-name="ch2">
          <text:p>Ejecucion de casos</text:p>
        </chart:title>
        <chart:legend chart:legend-position="end" svg:x="9.729cm" svg:y="0.662cm" style:legend-expansion="custom" svg:width="3.135cm" svg:height="3.156cm" style:legend-expansion-aspect-ratio="0.993346007604563" chart:style-name="ch3"/>
        <chart:plot-area chart:style-name="ch4" chart:data-source-has-labels="both" svg:x="3.087cm" svg:y="1.076cm" svg:width="5.732cm" svg:height="5.733cm">
          <chart:coordinate-region svg:x="2.888cm" svg:y="1.077cm" svg:width="6.131cm" svg:height="5.732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Ok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alla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1" number:language="es" number:country="AR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rial Black'" style:font-style-name="Normal" fo:font-size="14pt" fo:font-weight="900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Arial" style:font-style-name="Normal" fo:font-size="12pt" style:font-size-asian="10pt" style:font-size-complex="10pt"/>
    </style:style>
    <style:style style:name="ch4" style:family="chart">
      <style:chart-properties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10011">
      <style:chart-properties chart:link-data-style-to-source="false" chart:data-label-number="percentage" chart:data-label-text="false" chart:data-label-symbol="false" chart:label-position="center"/>
      <style:graphic-properties draw:stroke="none" draw:fill-color="#00a933" fo:wrap-option="wrap" dr3d:edge-rounding="5%"/>
      <style:text-properties fo:font-family="Arial" style:font-style-name="Negrita" fo:font-size="10pt" fo:font-weight="bold" style:font-size-asian="10pt" style:font-size-complex="10pt"/>
    </style:style>
    <style:style style:name="ch9" style:family="chart">
      <style:chart-properties chart:solid-type="cuboid"/>
      <style:graphic-properties draw:fill-color="#77bc65"/>
      <style:text-properties fo:font-family="'Arial Black'" style:font-style-name="Normal" fo:font-weight="900"/>
    </style:style>
    <style:style style:name="ch10" style:family="chart">
      <style:chart-properties chart:solid-type="cuboid"/>
      <style:graphic-properties draw:fill-color="#ff4000"/>
      <style:text-properties fo:font-family="'Arial Black'" style:font-style-name="Normal" fo:font-weight="9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42cm" svg:height="7.595cm" xlink:href="." xlink:type="simple" chart:class="chart:circle" chart:style-name="ch1">
        <chart:title svg:x="5.963cm" svg:y="0.136cm" chart:style-name="ch2">
          <text:p>Resultado</text:p>
        </chart:title>
        <chart:legend chart:legend-position="end" svg:x="10.246cm" svg:y="0.558cm" style:legend-expansion="custom" svg:width="3.6cm" svg:height="3.551cm" style:legend-expansion-aspect-ratio="1.01379892987891" chart:style-name="ch3"/>
        <chart:plot-area chart:style-name="ch4" chart:data-source-has-labels="both" svg:x="3.323cm" svg:y="1.158cm" svg:width="6.169cm" svg:height="6.17cm">
          <chart:coordinate-region svg:x="3.108cm" svg:y="1.159cm" svg:width="6.599cm" svg:height="6.169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Positivo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gativ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Arial Black'" style:font-style-name="Normal" fo:font-size="13pt" fo:font-weight="900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ff4000" dr3d:edge-rounding="5%"/>
      <style:text-properties fo:font-family="'Arial Black'" style:font-style-name="Normal" fo:font-size="12pt" fo:font-weight="900" style:font-size-asian="10pt" style:font-size-complex="10pt"/>
    </style:style>
    <style:style style:name="ch9" style:family="chart">
      <style:chart-properties chart:solid-type="cuboid"/>
      <style:graphic-properties draw:fill-color="#ff4000"/>
    </style:style>
    <style:style style:name="ch10" style:family="chart">
      <style:chart-properties chart:solid-type="cuboid"/>
      <style:graphic-properties draw:fill-color="#ffff6d"/>
    </style:style>
    <style:style style:name="ch11" style:family="chart">
      <style:chart-properties chart:solid-type="cuboid"/>
      <style:graphic-properties draw:fill-color="#81d41a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14cm" svg:height="8.732cm" xlink:href="." xlink:type="simple" chart:class="chart:circle" chart:style-name="ch1">
        <chart:title svg:x="6.435cm" svg:y="0.31cm" chart:style-name="ch2">
          <text:p>Prioridades</text:p>
        </chart:title>
        <chart:legend chart:legend-position="end" svg:x="12.332cm" svg:y="3.644cm" style:legend-expansion="custom" svg:width="1.454cm" svg:height="1.546cm" style:legend-expansion-aspect-ratio="0.940491591203105" chart:style-name="ch3"/>
        <chart:plot-area chart:style-name="ch4" chart:data-source-has-labels="both" svg:x="0.316cm" svg:y="1.395cm" svg:width="13.501cm" svg:height="7.163cm">
          <chart:coordinate-region svg:x="4.052cm" svg:y="1.934cm" svg:width="6.294cm" svg:height="6.294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lt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edi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aja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rial Black'" style:font-style-name="Normal" fo:font-size="12pt" fo:font-weight="900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tru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tru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pie-offset="4"/>
      <style:graphic-properties draw:fill-color="#004586"/>
    </style:style>
    <style:style style:name="ch10" style:family="chart">
      <style:chart-properties chart:solid-type="cuboid" chart:pie-offset="2"/>
      <style:graphic-properties draw:fill-color="#ff420e"/>
    </style:style>
    <style:style style:name="ch11" style:family="chart">
      <style:chart-properties chart:solid-type="cuboid" chart:pie-offset="6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 chart:pie-offset="3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circle" chart:style-name="ch1">
        <chart:title svg:x="5.44cm" svg:y="0.692cm" chart:style-name="ch2">
          <text:p>Resultado - Prioridad</text:p>
        </chart:title>
        <chart:legend chart:legend-position="end" svg:x="12.572cm" svg:y="2.955cm" style:legend-expansion="high" chart:style-name="ch3"/>
        <chart:plot-area chart:style-name="ch4" chart:data-source-has-labels="both" svg:x="0.319cm" svg:y="1.357cm" svg:width="11.934cm" svg:height="7.463cm">
          <chart:coordinate-region svg:x="3.325cm" svg:y="2.198cm" svg:width="5.803cm" svg:height="5.803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Positivo – Alt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ositivo – Medi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ositivo – Baj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gativo – Al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gativo – Med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gativo – Baja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rial Black'" style:font-style-name="Normal" fo:font-size="13pt" fo:font-weight="900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bf0041" dr3d:edge-rounding="5%"/>
      <style:text-properties fo:font-family="'Arial Black'" style:font-style-name="Normal" fo:font-size="11pt" fo:font-weight="900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 chart:pie-offset="6"/>
      <style:graphic-properties draw:fill-color="#ffbf00"/>
    </style:style>
    <style:style style:name="ch11" style:family="chart">
      <style:chart-properties chart:solid-type="cuboid"/>
      <style:graphic-properties draw:fill-color="#77bc65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53cm" svg:height="8.748cm" xlink:href="." xlink:type="simple" chart:class="chart:circle" chart:style-name="ch1">
        <chart:title svg:x="5.842cm" svg:y="0.515cm" chart:style-name="ch2">
          <text:p>Fallas - Prioridad</text:p>
        </chart:title>
        <chart:legend chart:legend-position="end" svg:x="12.146cm" svg:y="3.624cm" style:legend-expansion="custom" svg:width="2.536cm" svg:height="1.549cm" style:legend-expansion-aspect-ratio="1.63718528082634" chart:style-name="ch3"/>
        <chart:plot-area chart:style-name="ch4" chart:data-source-has-labels="both" svg:x="0.311cm" svg:y="1.395cm" svg:width="12.112cm" svg:height="7.179cm">
          <chart:coordinate-region svg:x="2.356cm" svg:y="1.395cm" svg:width="7.179cm" svg:height="7.179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alla – Al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lla – Med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lla – Baja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